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e6e6e6" draw:textarea-vertical-align="middle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4.732cm" svg:x="1cm" svg:y="1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25.94cm" svg:x="1cm" svg:y="1cm">
          <text:p text:style-name="P2"><text:span text:style-name="T1">Root</text:span></text:p>
          <text:list text:style-name="L1">
            <text:list-item>
              <text:p text:style-name="P2"><text:span text:style-name="T2">Administer Anyth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8.034cm" svg:height="24.003cm" svg:x="2.143cm" svg:y="2.524cm">
          <text:p text:style-name="P3"><text:span text:style-name="T1">Administrator</text:span></text:p>
          <text:list text:style-name="L1">
            <text:list-item>
              <text:p text:style-name="P3"><text:span text:style-name="T2">Administ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6.637cm" svg:height="22.098cm" svg:x="3.159cm" svg:y="4.048cm">
          <text:p text:style-name="P3"><text:span text:style-name="T1">Editor</text:span></text:p>
          <text:list text:style-name="L1">
            <text:list-item>
              <text:p text:style-name="P3"><text:span text:style-name="T2">Edit Any Page</text:span></text:p>
            </text:list-item>
            <text:list-item>
              <text:p text:style-name="P3"><text:span text:style-name="T2">Delete Any Page</text:span></text:p>
            </text:list-item>
            <text:list-item>
              <text:p text:style-name="P3"><text:span text:style-name="T2">Modify Page 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5.24cm" svg:height="19.177cm" svg:x="4.175cm" svg:y="6.461cm">
          <text:p text:style-name="P3"><text:span text:style-name="T1">Moderator</text:span></text:p>
          <text:list text:style-name="L1">
            <text:list-item>
              <text:p text:style-name="P3"><text:span text:style-name="T2">Publish Page</text:span></text:p>
            </text:list-item>
            <text:list-item>
              <text:p text:style-name="P3"><text:span text:style-name="T2">Unpublish Page</text:span></text:p>
            </text:list-item>
            <text:list-item>
              <text:p text:style-name="P3"><text:span text:style-name="T2">Handle Abuse Report</text:span></text:p>
            </text:list-item>
            <text:list-item>
              <text:p text:style-name="P3"><text:span text:style-name="T2">Edit Any Com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3.843cm" svg:height="15.875cm" svg:x="5.191cm" svg:y="9.255cm">
          <text:p text:style-name="P3"><text:span text:style-name="T1">Author</text:span></text:p>
          <text:list text:style-name="L1">
            <text:list-item>
              <text:p text:style-name="P3"><text:span text:style-name="T2">Create Page</text:span></text:p>
            </text:list-item>
            <text:list-item>
              <text:p text:style-name="P3"><text:span text:style-name="T2">Edit Own Page</text:span></text:p>
            </text:list-item>
            <text:list-item>
              <text:p text:style-name="P3"><text:span text:style-name="T2">Delete Own Page</text:span></text:p>
            </text:list-item>
            <text:list-item>
              <text:p text:style-name="P3"><text:span text:style-name="T2">Edit Own Page Com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2.446cm" svg:height="12.573cm" svg:x="6.207cm" svg:y="12.049cm">
          <text:p text:style-name="P3"><text:span text:style-name="T1">Commenter</text:span></text:p>
          <text:list text:style-name="L1">
            <text:list-item>
              <text:p text:style-name="P3"><text:span text:style-name="T2">Post a comment</text:span></text:p>
            </text:list-item>
            <text:list-item>
              <text:p text:style-name="P3"><text:span text:style-name="T2">Edit Own Com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1.049cm" svg:height="10.033cm" svg:x="7.223cm" svg:y="14.081cm">
          <text:p text:style-name="P3"><text:span text:style-name="T1">Registered User</text:span></text:p>
          <text:list text:style-name="L1">
            <text:list-item>
              <text:p text:style-name="P3"><text:span text:style-name="T2">View Private Pag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9.652cm" svg:height="8.001cm" svg:x="8.239cm" svg:y="15.605cm">
          <text:p text:style-name="P3"><text:span text:style-name="T1">Visitor</text:span></text:p>
          <text:list text:style-name="L1">
            <text:list-item>
              <text:p text:style-name="P3"><text:span text:style-name="T2">View Public Page</text:span></text:p>
            </text:list-item>
            <text:list-item>
              <text:p text:style-name="P3"><text:span text:style-name="T2">Post Anonymous Com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8.255cm" svg:height="5.715cm" svg:x="9.255cm" svg:y="17.51cm">
          <text:p text:style-name="P3"><text:span text:style-name="T1">Robots</text:span></text:p>
          <text:list text:style-name="L1">
            <text:list-item>
              <text:p text:style-name="P3"><text:span text:style-name="T2">View Indexable Cont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985cm" svg:height="3.937cm" svg:x="10.144cm" svg:y="18.907cm">
          <text:p text:style-name="P3"><text:span text:style-name="T1">Spammers</text:span></text:p>
          <text:list text:style-name="L1">
            <text:list-item>
              <text:p text:style-name="P3"><text:span text:style-name="T2">View Home Page</text:span></text:p>
            </text:list-item>
            <text:list-item>
              <text:p text:style-name="P3"><text:span text:style-name="T2">View Privacy Policy</text:span></text:p>
            </text:list-item>
            <text:list-item>
              <text:p text:style-name="P3"><text:span text:style-name="T2">View Terms &amp; Condi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715cm" svg:height="1.27cm" svg:x="11.033cm" svg:y="21.193cm">
          <text:p text:style-name="P3"><text:span text:style-name="T1">Hackers</text:span></text:p>
          <text:list text:style-name="L1">
            <text:list-item>
              <text:p text:style-name="P3"><text:span text:style-name="T2">Firewall Block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3" draw:layer="layout" svg:width="19.59cm" svg:height="16.51cm" svg:x="1cm" svg:y="1cm">
          <text:p text:style-name="P2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89cm" svg:height="14.986cm" svg:x="1.889cm" svg:y="2.143cm">
          <text:p text:style-name="P2"><text:span text:style-name="T1">Administ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89cm" svg:height="14.985cm" svg:x="11.189cm" svg:y="2.144cm">
          <text:p text:style-name="P2"><text:span text:style-name="T1">Blog Administ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001cm" svg:height="13.462cm" svg:x="2.524cm" svg:y="3.286cm">
          <text:p text:style-name="P2"><text:span text:style-name="T1">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8.001cm" svg:height="13.462cm" svg:x="11.825cm" svg:y="3.286cm">
          <text:p text:style-name="P2"><text:span text:style-name="T1">Blog 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985cm" svg:height="12.192cm" svg:x="12.557cm" svg:y="4.302cm">
          <text:p text:style-name="P2"><text:span text:style-name="T1">Blog Mod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985cm" svg:height="12.192cm" svg:x="3.258cm" svg:y="4.302cm">
          <text:p text:style-name="P2"><text:span text:style-name="T1">Mod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969cm" svg:height="10.795cm" svg:x="3.921cm" svg:y="5.318cm">
          <text:p text:style-name="P2"><text:span text:style-name="T1">Auth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871cm" svg:height="10.795cm" svg:x="13.319cm" svg:y="5.319cm">
          <text:p text:style-name="P2"><text:span text:style-name="T1">Blog Auth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953cm" svg:height="9.271cm" svg:x="4.556cm" svg:y="6.461cm">
          <text:p text:style-name="P2"><text:span text:style-name="T1">Comme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37cm" svg:height="7.874cm" svg:x="5.191cm" svg:y="7.477cm">
          <text:p text:style-name="P2"><text:span text:style-name="T1">Registered 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94cm" svg:height="6.477cm" svg:x="5.953cm" svg:y="8.493cm">
          <text:p text:style-name="P2"><text:span text:style-name="T1">Visitor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572cm" svg:height="3.175cm" svg:x="13.954cm" svg:y="8.112cm">
          <draw:text-box>
            <text:p text:style-name="P5"><text:span text:style-name="T3">A user can be assigned to multiple groups, in this case the user would certainly be a Commenter as well as any one of the Blog group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3-12-11T11:02:16</meta:creation-date>
    <dc:date>2013-12-11T13:25:41</dc:date>
    <dc:creator>Alexis Wilke</dc:creator>
    <meta:editing-duration>PT2H8M15S</meta:editing-duration>
    <meta:editing-cycles>4</meta:editing-cycles>
    <meta:generator>LibreOffice/4.0.2.2$Linux_X86_64 LibreOffice_project/400m0$Build-2</meta:generator>
    <meta:document-statistic meta:object-count="25"/>
  </office:meta>
</office:document-meta>
</file>